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335d7" officeooo:paragraph-rsid="001335d7"/>
    </style:style>
    <style:style style:name="T1" style:family="text">
      <style:text-properties officeooo:rsid="0011a543"/>
    </style:style>
    <style:style style:name="T2" style:family="text">
      <style:text-properties officeooo:rsid="0013c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LCD PAPER</text:p>
      <text:p text:style-name="Standard"/>
      <text:p text:style-name="Standard">n = <text:span text:style-name="T2">1</text:span>000 </text:p>
      <text:p text:style-name="Standard">tau1 = 3 <text:s/></text:p>
      <text:p text:style-name="Standard">tau2 = 1.1 <text:s/></text:p>
      <text:p text:style-name="Standard">mu = 0.1 </text:p>
      <text:p text:style-name="Standard">average_degree=10, max_degree=50, min_community=<text:span text:style-name="T1">1</text:span>0, max_community=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06:24.886215228</meta:creation-date>
    <dc:date>2019-03-29T10:25:26.742315910</dc:date>
    <meta:editing-duration>PT2M2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6" meta:word-count="19" meta:character-count="122" meta:non-whitespace-character-count="103"/>
  </office:meta>
</office:document-meta>
</file>